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E8920F3DD6ABF9B66C.png" manifest:media-type="image/png"/>
  <manifest:file-entry manifest:full-path="Pictures/1000000000000271000003064D42F085B3679453.jpg" manifest:media-type="image/jpeg"/>
  <manifest:file-entry manifest:full-path="Pictures/100000000000035A000000847D5389C505224638.jpg" manifest:media-type="image/jpeg"/>
  <manifest:file-entry manifest:full-path="Pictures/100000000000035A0000012168FE1F411CDE4067.jpg" manifest:media-type="image/jpeg"/>
  <manifest:file-entry manifest:full-path="Pictures/100000000000035A0000015D1BC1D23458BE2A0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eabf" officeooo:paragraph-rsid="001beabf" style:font-size-asian="16pt" style:font-size-complex="16pt"/>
    </style:style>
    <style:style style:name="T1" style:family="text">
      <style:text-properties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1 Section 1</text:p>
      <text:p text:style-name="P1">Screen shots and captures</text:p>
      <text:p text:style-name="P1"/>
      <text:p text:style-name="P1"/>
      <text:p text:style-name="P1"><text:bookmark text:name="docs-internal-guid-46a3940b-7fff-960a-ff59-94d7ee31056b"/><text:span text:style-name="T1"><draw:frame draw:style-name="fr1" draw:name="Image1" text:anchor-type="as-char" svg:width="13.208cm" svg:height="8.276cm" draw:z-index="0"><draw:image xlink:href="Pictures/1000000000000640000003E8920F3DD6ABF9B66C.png" xlink:type="simple" xlink:show="embed" xlink:actuate="onLoad" draw:mime-type="image/png"/></draw:frame></text:span><text:s/></text:p>
      <text:p text:style-name="P1"/>
      <text:p text:style-name="P1"><text:bookmark text:name="docs-internal-guid-4169de51-7fff-83ea-1e12-72aa44c3e51f"/><text:span text:style-name="T1"><draw:frame draw:style-name="fr1" draw:name="Image2" text:anchor-type="as-char" svg:width="13.208cm" svg:height="2.032cm" draw:z-index="1"><draw:image xlink:href="Pictures/100000000000035A000000847D5389C505224638.jpg" xlink:type="simple" xlink:show="embed" xlink:actuate="onLoad" draw:mime-type="image/jpeg"/></draw:frame></text:span><text:s/></text:p>
      <text:p text:style-name="P1"><text:bookmark text:name="docs-internal-guid-7ef62250-7fff-ca3f-f0f6-3be29f17037e"/><text:span text:style-name="T1"><draw:frame draw:style-name="fr1" draw:name="Image3" text:anchor-type="as-char" svg:width="13.208cm" svg:height="4.466cm" draw:z-index="2"><draw:image xlink:href="Pictures/100000000000035A0000012168FE1F411CDE4067.jpg" xlink:type="simple" xlink:show="embed" xlink:actuate="onLoad" draw:mime-type="image/jpeg"/></draw:frame></text:span><text:s/></text:p>
      <text:p text:style-name="P1"><text:bookmark text:name="docs-internal-guid-9dff5e81-7fff-f461-9d6f-9a3e49c86b98"/><text:span text:style-name="T1"><draw:frame draw:style-name="fr1" draw:name="Image4" text:anchor-type="as-char" svg:width="13.208cm" svg:height="5.355cm" draw:z-index="3"><draw:image xlink:href="Pictures/100000000000035A0000015D1BC1D23458BE2A04.jpg" xlink:type="simple" xlink:show="embed" xlink:actuate="onLoad" draw:mime-type="image/jpeg"/></draw:frame></text:span><text:s/></text:p>
      <text:p text:style-name="P1"><text:bookmark text:name="docs-internal-guid-5d5d1528-7fff-266f-6b17-a23323a38355"/><text:soft-page-break/><text:span text:style-name="T1"><draw:frame draw:style-name="fr1" draw:name="Image5" text:anchor-type="as-char" svg:width="13.208cm" svg:height="10.71cm" draw:z-index="4"><draw:image xlink:href="Pictures/1000000000000271000003064D42F085B3679453.jpg" xlink:type="simple" xlink:show="embed" xlink:actuate="onLoad" draw:mime-type="image/jpeg"/></draw:frame></text:span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3:32:46.762000000</meta:creation-date>
    <dc:date>2024-09-08T13:35:08.014000000</dc:date>
    <meta:editing-duration>PT2M21S</meta:editing-duration>
    <meta:editing-cycles>1</meta:editing-cycles>
    <meta:document-statistic meta:table-count="0" meta:image-count="5" meta:object-count="0" meta:page-count="2" meta:paragraph-count="7" meta:word-count="8" meta:character-count="49" meta:non-whitespace-character-count="38"/>
    <meta:generator>LibreOffice/7.6.2.1$Windows_X86_64 LibreOffice_project/56f7684011345957bbf33a7ee678afaf4d2ba333</meta:generator>
  </office:meta>
</office:document-meta>
</file>